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Daniel Cornwell (deputy project manager)</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 </text:p>
      <text:p text:style-name="Standard"/>
      <text:p text:style-name="Standard">Daniels ability to produce work and generally be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Agreed with group member? (yes or no) if no why?</text:p>
      <text:p text:style-name="Standard"/>
      <text:p text:style-name="Standard">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text:p>
      <text:p text:style-name="Standard"/>
      <text:p text:style-name="Standard">Daniels production of work left a lot to be desired, he failed to complete certain work that was asked of him and would often forget that he was given a task to complete/ update a certain document. This happened over the beginning of the project quite often, however 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text:p>
      <text:p text:style-name="Standard"/>
      <text:p text:style-name="Standard">Agreed with group member? (yes or no) if no why?</text:p>
      <text:p text:style-name="Standard"/>
      <text:p text:style-name="Standard">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ext:soft-page-break/>that could have potentially been avoided with better minute taking and upload. </text:p>
      <text:p text:style-name="Standard"/>
      <text:p text:style-name="Standard">Agreed with group member? (yes or no) if no why?</text:p>
      <text:p text:style-name="Standard"/>
      <text:p text:style-name="Standard"/>
      <text:p text:style-name="Standard">Stykov Kodzhabeshev</text:p>
      <text:p text:style-name="Standard"/>
      <text:p text:style-name="Standard">Stykov's duties involved coding of various aspects of the project, focusing on certain algorithms such as fight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Agreed with group member? (yes or no) if no why?</text:p>
      <text:p text:style-name="Standard"/>
      <text:p text:style-name="Standard">Sam Clements (Deputy QA manager) </text:p>
      <text:p text:style-name="Standard"/>
      <text:p text:style-name="Standard">Sam's duties was mostly to do with certain design aspects regarding the entire project folder layout, GitHub “Guru” which involved generally fixing our problems that we had with the GitHub when we had conflicting code uploads (which was a common problem) as well as other design additions during the project. Sam was also responsible for other sections of coding such as breeding, Sam also seemed to be taking an active role in general code “maintenance” making sure things were tabbed properly and looked decent. This is the task of a QA manager in which Sam was the Vice QA manager, however as he was the vice QA manager it seemed he was taking care of this task over the actual QA manager. Sam seemed to have a decent idea of how this project would come together and how certain aspects should work based on him doing them in personal project previously.</text:p>
      <text:p text:style-name="Standard"/>
      <text:p text:style-name="Standard">Overall Sam's performance was decent and steady however as he seemed to be one of the best coders of our group in my opinion he could have done more with the tasks he was given/ got more active in the more difficult to code sections of the project. Sam would seem to take it upon his self to do work that he was perhaps “over qualified” the example being the cleaning up of code during coding week, while this was under his deputy QA manager title I feel his skills could have been put to better use. </text:p>
      <text:p text:style-name="Standard"/>
      <text:p text:style-name="Standard">Sam was consistently at meetings missing only a few and was generally a great input to the team, but I do feel he could have done more complex tasks as he was able to do so more easily then others in the group.</text:p>
      <text:p text:style-name="Standard"/>
      <text:p text:style-name="Standard">Agreed with group member? (yes or no) if no why?</text:p>
      <text:p text:style-name="Standard"/>
      <text:p text:style-name="Standard">Miles Warburton</text:p>
      <text:p text:style-name="Standard"/>
      <text:p text:style-name="Standard">Miles's duties involved documentation from the beginning as well as various research tasks, his work was not really focused on much coding if any but documentation and help in the design/ database side of the project in it's early stages. Later work revolved around some simple JavaScript <text:soft-page-break/>implementation's as well as other small tasks regarding JSP pages. </text:p>
      <text:p text:style-name="Standard"/>
      <text:p text:style-name="Standard">Miles's performance for the entire project seemed lacking/ slow, things would get done but nothing was done as quick as I could have expected from certain group members. I feel that Miles was very quiet in all meetings and generally didn't pay too much attention/ seem interested during the meetings/ projects. </text:p>
      <text:p text:style-name="Standard"/>
      <text:p text:style-name="Standard">With him being very quiet and unsure of himself/ what work he might have had to do I feel it's possible that Miles didn't understand all of the work that was given to him but he never voiced this concern. </text:p>
      <text:p text:style-name="Standard"/>
      <text:p text:style-name="Standard">Agreed with group member? (yes or no) if no why?</text:p>
      <text:p text:style-name="Standard"/>
      <text:p text:style-name="Standard">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upload the minutes. Generally John was a very good QA manager at the start of the project. As the project went on John got worse and worse at taking notes and/ or showing up to certain meetings, even if John was at the meetings and took the minutes there would be times that these minutes didn't appear on GitHub or via e-mail. </text:p>
      <text:p text:style-name="Standard"/>
      <text:p text:style-name="Standard">John's job as a QA manager seemed to dissolve the further the project continued, he became less of a QA manager and more a regular person looking to help in aspects in coding. While I allowed John to continue this, I didn't really notice until too late that his job as a QA manager was somewhat lacking. John had a requirement to check over people's work as it was done and try and point out flaws in the documents/ coding as well as generally suggest improvements. </text:p>
      <text:p text:style-name="Standard"/>
      <text:p text:style-name="Standard">None of the document's that were uploaded to a deliverable were seemingly checked by John. However he can't be blamed for this lack of work entirely as work was late to be uploaded to GitHub on regular occasions by certain group members. John's overall performance therefore didn't resemble much of a QA manager but more someone looking for something todo for the group while his own work went unattended during most of the entire project. </text:p>
      <text:p text:style-name="Standard"/>
      <text:p text:style-name="Standard">Agreed with group member? (yes or no) if no why?</text:p>
      <text:p text:style-name="Standard"/>
      <text:p text:style-name="Standard">James Barnett</text:p>
      <text:p text:style-name="Standard"/>
      <text:p text:style-name="Standard">James's duties revolved around research, documentation and some very minor amounts of javascript/ 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decent, he was able to get work done and to a suitable standard anything that was asked of him. He was constantly in contact with myself generally trying to make sure he was doing the correct work and asking me small questions/ my opinion on certain things. James has been rather helpful during the project for a number of documentation or research related tasks, unfortunately due to his lack of knowledge regarding some of the coding this did make some of the documentation hard for him to do.</text:p>
      <text:p text:style-name="Standard"><text:soft-page-break/></text:p>
      <text:p text:style-name="Standard">Overall James had a solid performance throughout the project being at the meetings rather often as well as giving his input as often as possible. However I feel that he would often sell himself short in his ability and his lack of confidence would make me reluctant to give him harder tasks/ too much at once which did make working around his ability/ perceived ability a task in its self. </text:p>
      <text:p text:style-name="Standard"/>
      <text:p text:style-name="Standard">Agreed with group member? (yes or no) if no why?</text:p>
      <text:p text:style-name="Standard"/>
      <text:p text:style-name="Standard">Nathan Hand (Project Manager)</text:p>
      <text:p text:style-name="Standard"/>
      <text:p text:style-name="Standard">Agreed with group member? (yes or no) if no why?</text:p>
      <text:p text:style-name="Standard"/>
      <text:p text:style-name="Standard">Evaluation of the Team and the entir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20:46:38.09</dc:date>
    <meta:editing-duration>PT3H36M33S</meta:editing-duration>
    <meta:editing-cycles>21</meta:editing-cycles>
    <meta:generator>OpenOffice.org/3.4.1$Win32 OpenOffice.org_project/341m1$Build-9593</meta:generator>
    <meta:document-statistic meta:table-count="0" meta:image-count="0" meta:object-count="0" meta:page-count="4" meta:paragraph-count="43" meta:word-count="1754" meta:character-count="9936"/>
  </office:meta>
</office:document-meta>
</file>